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4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0.99cm" fo:padding-top="0.142cm" fo:padding-bottom="0.142cm" fo:padding-left="0.267cm" fo:padding-right="0.267cm" draw:shadow="hidden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74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89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0.8000001907349pt" fo:font-weight="bold" style:font-weight-asian="bold" style:font-weight-complex="bold"/>
    </style:style>
    <style:style style:name="P6" style:family="paragraph">
      <loext:graphic-properties draw:fill-color="#ffffff" draw:opacity="0%"/>
      <style:paragraph-properties fo:text-align="center"/>
      <style:text-properties fo:font-size="10.8000001907349pt"/>
    </style:style>
    <style:style style:name="P7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size="10.8000001907349pt" fo:font-weight="normal" style:font-weight-asian="normal" style:font-weight-complex="normal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style:use-window-font-color="true" fo:font-size="10pt" style:font-size-asian="10pt" style:font-size-complex="10pt"/>
    </style:style>
    <style:style style:name="T4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4" draw:id="id4" draw:layer="layout" svg:width="2.181cm" svg:height="1.143cm" svg:x="16.184cm" svg:y="58.022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2.099cm" svg:height="1.143cm" svg:x="16.266cm" svg:y="56.306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1" draw:id="id1" draw:layer="layout" svg:width="2.181cm" svg:height="1.143cm" svg:x="16.233cm" svg:y="54.573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099cm" svg:height="1.143cm" svg:x="16.239cm" svg:y="52.816cm">
            <text:p text:style-name="P1"><text:span text:style-name="T1">Sanitar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7.325cm" svg:y1="54.573cm" svg:x2="17.289cm" svg:y2="53.959cm" draw:start-shape="id1" draw:start-glue-point="4" draw:end-shape="id2" draw:end-glue-point="2" svg:d="M17325 54573l-36-614" svg:viewBox="0 0 37 615">
            <text:p/>
          </draw:connector>
          <draw:connector draw:style-name="gr3" draw:text-style-name="P3" draw:layer="layout" draw:type="line" svg:x1="17.316cm" svg:y1="56.306cm" svg:x2="17.325cm" svg:y2="55.716cm" draw:start-shape="id3" draw:start-glue-point="0" draw:end-shape="id1" draw:end-glue-point="8" svg:d="M17316 56306l9-590" svg:viewBox="0 0 10 591">
            <text:p/>
          </draw:connector>
          <draw:connector draw:style-name="gr3" draw:text-style-name="P3" draw:layer="layout" draw:type="line" svg:x1="17.276cm" svg:y1="58.022cm" svg:x2="17.316cm" svg:y2="57.449cm" draw:start-shape="id4" draw:start-glue-point="4" draw:end-shape="id3" draw:end-glue-point="2" svg:d="M17276 58022l40-573" svg:viewBox="0 0 41 574">
            <text:p/>
          </draw:connector>
          <draw:custom-shape draw:style-name="gr4" draw:text-style-name="P5" xml:id="id5" draw:id="id5" draw:layer="layout" svg:width="2.58cm" svg:height="1.143cm" svg:x="20.137cm" svg:y="58.003cm">
            <text:p text:style-name="P4"><text:span text:style-name="T2">Pumping Mai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20.137cm" svg:y1="58.574cm" svg:x2="18.366cm" svg:y2="58.594cm" draw:start-shape="id5" draw:end-shape="id4" draw:end-glue-point="6" svg:d="M20137 58574l-1771 20" svg:viewBox="0 0 1772 21">
            <text:p/>
          </draw:connector>
          <draw:g xml:id="id12" draw:id="id12">
            <draw:custom-shape draw:style-name="gr2" draw:text-style-name="P2" xml:id="id7" draw:id="id7" draw:layer="layout" svg:width="2.099cm" svg:height="1.143cm" svg:x="18.791cm" svg:y="53.873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1" draw:id="id11" draw:layer="layout" svg:width="2.099cm" svg:height="1.143cm" svg:x="23.591cm" svg:y="53.873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9" draw:id="id9" draw:layer="layout" svg:width="2.099cm" svg:height="1.143cm" svg:x="21.192cm" svg:y="53.873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2" xml:id="id6" draw:id="id6" draw:layer="layout" svg:width="2.081cm" svg:height="1.143cm" svg:x="18.81cm" svg:y="55.716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xml:id="id8" draw:id="id8" draw:layer="layout" svg:width="2.081cm" svg:height="1.143cm" svg:x="21.191cm" svg:y="55.716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xml:id="id10" draw:id="id10" draw:layer="layout" svg:width="2.081cm" svg:height="1.143cm" svg:x="23.61cm" svg:y="55.716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7.299cm" svg:height="3.4cm" svg:x="18.592cm" svg:y="53.61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3" draw:text-style-name="P3" draw:layer="layout" draw:type="line" svg:x1="19.852cm" svg:y1="55.716cm" svg:x2="19.841cm" svg:y2="55.016cm" draw:start-shape="id6" draw:start-glue-point="4" draw:end-shape="id7" svg:d="M19852 55716l-11-700" svg:viewBox="0 0 12 701">
              <text:p/>
            </draw:connector>
            <draw:connector draw:style-name="gr3" draw:text-style-name="P3" draw:layer="layout" draw:type="line" svg:x1="22.233cm" svg:y1="55.716cm" svg:x2="22.242cm" svg:y2="55.016cm" draw:start-shape="id8" draw:start-glue-point="4" draw:end-shape="id9" draw:end-glue-point="2" svg:d="M22233 55716l9-700" svg:viewBox="0 0 10 701">
              <text:p/>
            </draw:connector>
            <draw:connector draw:style-name="gr3" draw:text-style-name="P3" draw:layer="layout" draw:type="line" svg:x1="24.652cm" svg:y1="55.716cm" svg:x2="24.641cm" svg:y2="55.016cm" draw:start-shape="id10" draw:start-glue-point="4" draw:end-shape="id11" draw:end-glue-point="2" svg:d="M24652 55716l-11-700" svg:viewBox="0 0 12 701">
              <text:p/>
            </draw:connector>
          </draw:g>
          <draw:connector draw:style-name="gr3" draw:text-style-name="P3" draw:layer="layout" draw:type="line" svg:x1="21.427cm" svg:y1="58.003cm" svg:x2="22.242cm" svg:y2="57.016cm" draw:start-shape="id5" draw:start-glue-point="0" draw:end-shape="id12" svg:d="M21427 58003l815-987" svg:viewBox="0 0 816 988">
            <text:p/>
          </draw:connector>
        </draw:g>
        <draw:custom-shape draw:style-name="gr7" draw:text-style-name="P7" draw:layer="layout" svg:width="3.048cm" svg:height="2.513cm" svg:x="19.796cm" svg:y="60.309cm">
          <text:p text:style-name="P1"><text:span text:style-name="T3">Get diame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21.32cm" svg:y1="59.166cm" svg:x2="21.32cm" svg:y2="60.309cm">
          <text:p/>
        </draw:line>
        <draw:custom-shape draw:style-name="gr9" draw:text-style-name="P7" draw:layer="layout" svg:width="3.81cm" svg:height="2.513cm" svg:x="1.271cm" svg:y="7.647cm">
          <text:p text:style-name="P1"><text:span text:style-name="T3">Get objects in 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21.32cm" svg:y1="62.849cm" svg:x2="21.32cm" svg:y2="63.992cm">
          <text:p/>
        </draw:line>
        <draw:g>
          <draw:custom-shape draw:style-name="gr1" draw:text-style-name="P2" xml:id="id16" draw:id="id16" draw:layer="layout" svg:width="2.181cm" svg:height="1.143cm" svg:x="16.184cm" svg:y="58.022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2.099cm" svg:height="1.143cm" svg:x="16.266cm" svg:y="56.306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13" draw:id="id13" draw:layer="layout" svg:width="2.181cm" svg:height="1.143cm" svg:x="16.233cm" svg:y="54.573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2.099cm" svg:height="1.143cm" svg:x="16.239cm" svg:y="52.816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7.325cm" svg:y1="54.573cm" svg:x2="17.289cm" svg:y2="53.959cm" draw:start-shape="id13" draw:start-glue-point="4" draw:end-shape="id14" draw:end-glue-point="2" svg:d="M17325 54573l-36-614" svg:viewBox="0 0 37 615">
            <text:p/>
          </draw:connector>
          <draw:connector draw:style-name="gr3" draw:text-style-name="P3" draw:layer="layout" draw:type="line" svg:x1="17.316cm" svg:y1="56.306cm" svg:x2="17.325cm" svg:y2="55.716cm" draw:start-shape="id15" draw:start-glue-point="0" draw:end-shape="id13" draw:end-glue-point="8" svg:d="M17316 56306l9-590" svg:viewBox="0 0 10 591">
            <text:p/>
          </draw:connector>
          <draw:connector draw:style-name="gr3" draw:text-style-name="P3" draw:layer="layout" draw:type="line" svg:x1="17.276cm" svg:y1="58.022cm" svg:x2="17.316cm" svg:y2="57.449cm" draw:start-shape="id16" draw:start-glue-point="4" draw:end-shape="id15" draw:end-glue-point="2" svg:d="M17276 58022l40-573" svg:viewBox="0 0 41 574">
            <text:p/>
          </draw:connector>
          <draw:custom-shape draw:style-name="gr4" draw:text-style-name="P5" xml:id="id17" draw:id="id17" draw:layer="layout" svg:width="2.58cm" svg:height="1.143cm" svg:x="20.137cm" svg:y="58.003cm">
            <text:p text:style-name="P4"><text:span text:style-name="T2">Flow 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20.137cm" svg:y1="58.574cm" svg:x2="18.366cm" svg:y2="58.594cm" draw:start-shape="id17" draw:end-shape="id16" draw:end-glue-point="6" svg:d="M20137 58574l-1771 20" svg:viewBox="0 0 1772 21">
            <text:p/>
          </draw:connector>
          <draw:g xml:id="id22" draw:id="id22">
            <draw:custom-shape draw:style-name="gr10" draw:text-style-name="P2" draw:layer="layout" svg:width="2.274cm" svg:height="1.143cm" svg:x="18.792cm" svg:y="53.873cm">
              <text:p text:style-name="P1"><text:span text:style-name="T1">Pumping Mai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21" draw:id="id21" draw:layer="layout" svg:width="2.099cm" svg:height="1.143cm" svg:x="23.591cm" svg:y="53.873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9" draw:id="id19" draw:layer="layout" svg:width="2.099cm" svg:height="1.143cm" svg:x="21.192cm" svg:y="53.873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2" draw:layer="layout" svg:width="2.081cm" svg:height="1.143cm" svg:x="18.81cm" svg:y="55.716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xml:id="id18" draw:id="id18" draw:layer="layout" svg:width="2.081cm" svg:height="1.143cm" svg:x="21.191cm" svg:y="55.716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xml:id="id20" draw:id="id20" draw:layer="layout" svg:width="2.081cm" svg:height="1.143cm" svg:x="23.61cm" svg:y="55.716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7.299cm" svg:height="3.4cm" svg:x="18.592cm" svg:y="53.61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3" draw:text-style-name="P3" draw:layer="layout" draw:type="line" svg:x1="22.233cm" svg:y1="55.716cm" svg:x2="22.242cm" svg:y2="55.016cm" draw:start-shape="id18" draw:start-glue-point="4" draw:end-shape="id19" draw:end-glue-point="2" svg:d="M22233 55716l9-700" svg:viewBox="0 0 10 701">
              <text:p/>
            </draw:connector>
            <draw:connector draw:style-name="gr3" draw:text-style-name="P3" draw:layer="layout" draw:type="line" svg:x1="24.652cm" svg:y1="55.716cm" svg:x2="24.641cm" svg:y2="55.016cm" draw:start-shape="id20" draw:start-glue-point="4" draw:end-shape="id21" draw:end-glue-point="2" svg:d="M24652 55716l-11-700" svg:viewBox="0 0 12 701">
              <text:p/>
            </draw:connector>
          </draw:g>
          <draw:connector draw:style-name="gr3" draw:text-style-name="P3" draw:layer="layout" draw:type="line" svg:x1="21.427cm" svg:y1="58.003cm" svg:x2="22.242cm" svg:y2="57.016cm" draw:start-shape="id17" draw:start-glue-point="0" draw:end-shape="id22" svg:d="M21427 58003l815-987" svg:viewBox="0 0 816 988">
            <text:p/>
          </draw:connector>
          <draw:custom-shape draw:style-name="gr11" draw:text-style-name="P10" draw:layer="layout" svg:width="3.429cm" svg:height="1.143cm" svg:x="19.541cm" svg:y="63.992cm">
            <text:p text:style-name="P9"><text:span text:style-name="T4">Diameter &gt;=100 mm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36:46.863000000</meta:creation-date>
    <dc:date>2018-11-12T15:29:01.503000000</dc:date>
    <meta:editing-duration>PT9M1S</meta:editing-duration>
    <meta:editing-cycles>1</meta:editing-cycles>
    <meta:document-statistic meta:object-count="48"/>
    <meta:generator>LibreOffice/6.0.3.2$Windows_X86_64 LibreOffice_project/8f48d515416608e3a835360314dac7e47fd0b821</meta:generator>
  </office:meta>
</office:document-meta>
</file>